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c64b" officeooo:paragraph-rsid="0016c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mfmail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5:56:06.194308942</meta:creation-date>
    <dc:date>2016-05-25T15:56:53.826950885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4.2.8.2$Linux_X86_64 LibreOffice_project/420m0$Build-2</meta:generator>
  </office:meta>
</office:document-meta>
</file>